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Serif Pro" svg:font-family="'Source Serif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ource Serif Pro" officeooo:rsid="00106c23" officeooo:paragraph-rsid="00106c23"/>
    </style:style>
    <style:style style:name="P2" style:family="paragraph" style:parent-style-name="Standard">
      <style:paragraph-properties fo:text-align="justify" style:justify-single-word="false"/>
      <style:text-properties style:font-name="Source Serif Pro" officeooo:rsid="00110969" officeooo:paragraph-rsid="00110969"/>
    </style:style>
    <style:style style:name="P3" style:family="paragraph" style:parent-style-name="Standard">
      <style:paragraph-properties fo:text-align="justify" style:justify-single-word="false"/>
      <style:text-properties style:font-name="Source Serif Pro" fo:font-size="18pt" style:text-underline-style="solid" style:text-underline-width="auto" style:text-underline-color="font-color" fo:font-weight="bold" officeooo:rsid="0019970d" officeooo:paragraph-rsid="0019970d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Source Serif Pro" officeooo:rsid="00106c23" officeooo:paragraph-rsid="00106c23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Source Serif Pro" officeooo:rsid="00110969" officeooo:paragraph-rsid="00110969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Source Serif Pro" officeooo:rsid="00110969" officeooo:paragraph-rsid="00110969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Source Serif Pro" fo:font-weight="bold" officeooo:rsid="00110969" officeooo:paragraph-rsid="00110969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Source Serif Pro" fo:font-weight="bold" officeooo:rsid="00110969" officeooo:paragraph-rsid="00110969" style:font-weight-asian="bold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Source Serif Pro" fo:font-weight="bold" officeooo:rsid="001152cf" officeooo:paragraph-rsid="001152cf" style:font-weight-asian="bold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Source Serif Pro" fo:font-weight="bold" officeooo:rsid="00145fc1" officeooo:paragraph-rsid="00145fc1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Source Serif Pro" fo:font-weight="bold" officeooo:rsid="001229ac" officeooo:paragraph-rsid="001229ac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Source Serif Pro" fo:font-weight="normal" officeooo:rsid="00110969" officeooo:paragraph-rsid="00110969" style:font-weight-asian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Source Serif Pro" fo:font-weight="normal" officeooo:rsid="001152cf" officeooo:paragraph-rsid="001152cf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Source Serif Pro" fo:font-weight="normal" officeooo:rsid="001229ac" officeooo:paragraph-rsid="001229ac" style:font-weight-asian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Source Serif Pro" fo:font-weight="normal" officeooo:rsid="0013624e" officeooo:paragraph-rsid="0013624e" style:font-weight-asian="normal" style:font-weight-complex="normal"/>
    </style:style>
    <style:style style:name="T1" style:family="text">
      <style:text-properties officeooo:rsid="001109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0969" style:font-weight-asian="bold" style:font-weight-complex="bold"/>
    </style:style>
    <style:style style:name="T4" style:family="text">
      <style:text-properties fo:font-weight="bold" officeooo:rsid="0013624e" style:font-weight-asian="bold" style:font-weight-complex="bold"/>
    </style:style>
    <style:style style:name="T5" style:family="text">
      <style:text-properties fo:font-weight="bold" officeooo:rsid="00175a3d" style:font-weight-asian="bold" style:font-weight-complex="bold"/>
    </style:style>
    <style:style style:name="T6" style:family="text">
      <style:text-properties officeooo:rsid="0013624e"/>
    </style:style>
    <style:style style:name="T7" style:family="text">
      <style:text-properties officeooo:rsid="00145fc1"/>
    </style:style>
    <style:style style:name="T8" style:family="text">
      <style:text-properties officeooo:rsid="0014a3e0"/>
    </style:style>
    <style:style style:name="T9" style:family="text">
      <style:text-properties officeooo:rsid="00162358"/>
    </style:style>
    <style:style style:name="T10" style:family="text">
      <style:text-properties officeooo:rsid="00175a3d"/>
    </style:style>
    <style:style style:name="T11" style:family="text">
      <style:text-properties officeooo:rsid="00184388"/>
    </style:style>
    <style:style style:name="T12" style:family="text">
      <style:text-properties officeooo:rsid="00197839"/>
    </style:style>
    <style:style style:name="T13" style:family="text">
      <style:text-properties officeooo:rsid="001a479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<text:span text:style-name="T13">MOVIES</text:span> 21.10.22</text:p>
      <text:p text:style-name="P1"/>
      <text:list xml:id="list3301785876" text:style-name="L1">
        <text:list-item>
          <text:p text:style-name="P4"><text:s/>Crear repositorio nuevo.</text:p>
        </text:list-item>
        <text:list-item>
          <text:p text:style-name="P4"><text:s/>Iniciar git.</text:p>
        </text:list-item>
        <text:list-item>
          <text:p text:style-name="P4"><text:s/>Iniciar npm (<text:span text:style-name="T2">npm init -y</text:span>).</text:p>
        </text:list-item>
        <text:list-item>
          <text:p text:style-name="P4"><text:s/><text:span text:style-name="T2">index.js</text:span></text:p>
        </text:list-item>
        <text:list-item>
          <text:p text:style-name="P4"><text:s/><text:span text:style-name="T2">npm i express nodemon.</text:span></text:p>
        </text:list-item>
        <text:list-item>
          <text:p text:style-name="P4"><text:span text:style-name="T1">A</text:span>ñadimos <text:span text:style-name="T3">script “start”</text:span><text:span text:style-name="T1"> en package.json</text:span></text:p>
        </text:list-item>
        <text:list-item>
          <text:p text:style-name="P5">Requerir a express <text:span text:style-name="T2">const express = require(‘express’);</text:span></text:p>
        </text:list-item>
        <text:list-item>
          <text:p text:style-name="P5">y crear el servidor <text:span text:style-name="T2">const server = express();</text:span></text:p>
        </text:list-item>
        <text:list-item>
          <text:p text:style-name="P5">Crear el puerto <text:span text:style-name="T2">const PORT = 3000; (5000 en mac).</text:span></text:p>
        </text:list-item>
        <text:list-item>
          <text:p text:style-name="P5">Crear el servidor y probarlo.</text:p>
          <text:list>
            <text:list-item>
              <text:p text:style-name="P7">server.listen(PORT, () =&gt;{</text:p>
              <text:p text:style-name="P7">console.log(‘Servidor a tope en http://localhost:${PORT}’);</text:p>
              <text:p text:style-name="P7">};</text:p>
            </text:list-item>
          </text:list>
        </text:list-item>
        <text:list-item>
          <text:p text:style-name="P5">Crear el archivo <text:span text:style-name="T2">.gitignore</text:span> y añadirle los archivos <text:span text:style-name="T2">node_modules</text:span> y <text:span text:style-name="T2">package-lock.json</text:span></text:p>
        </text:list-item>
        <text:list-item>
          <text:p text:style-name="P12">Añadir a git.</text:p>
        </text:list-item>
        <text:list-item>
          <text:p text:style-name="P12">Configurar nodemon.</text:p>
          <text:list>
            <text:list-item>
              <text:p text:style-name="P12">vamos a package.json y creamos el script <text:span text:style-name="T2">“dev”: “nodemon index.js”.</text:span></text:p>
            </text:list-item>
            <text:list-item>
              <text:p text:style-name="P12">A partir de ahora arrancaremos el servidor con <text:span text:style-name="T2">npm run dev</text:span>.</text:p>
            </text:list-item>
          </text:list>
        </text:list-item>
        <text:list-item>
          <text:p text:style-name="P13">Crear el router const <text:span text:style-name="T2">router = express.Router();</text:span></text:p>
        </text:list-item>
        <text:list-item>
          <text:p text:style-name="P13">Cambiar <text:span text:style-name="T2">server.listen</text:span> por <text:span text:style-name="T2">router.get</text:span></text:p>
        </text:list-item>
        <text:list-item>
          <text:p text:style-name="P13">Decirle al servidor que utilice nuestra ruta:</text:p>
          <text:list>
            <text:list-item>
              <text:p text:style-name="P9">server.use(‘/’, router);</text:p>
            </text:list-item>
          </text:list>
        </text:list-item>
        <text:list-item>
          <text:p text:style-name="P14">Creamos una nueva carpeta llamada <text:span text:style-name="T2">src</text:span></text:p>
          <text:list>
            <text:list-item>
              <text:p text:style-name="P14"><text:span text:style-name="T9">Dentro, c</text:span>arpeta <text:span text:style-name="T2">api</text:span></text:p>
              <text:list>
                <text:list-item>
                  <text:p text:style-name="P14"><text:span text:style-name="T9">Dentro, c</text:span>arpeta<text:span text:style-name="T2"> movies</text:span></text:p>
                  <text:list>
                    <text:list-item>
                      <text:p text:style-name="P14"><text:span text:style-name="T9">Dentro, a</text:span>rchivo<text:span text:style-name="T2"> movies.routes.js</text:span></text:p>
                      <text:list>
                        <text:list-item>
                          <text:p text:style-name="P14">Requerir express <text:span text:style-name="T2">const express = require(‘express’);</text:span></text:p>
                        </text:list-item>
                        <text:list-item>
                          <text:p text:style-name="P14"><text:soft-page-break/>Creamos el router<text:span text:style-name="T2"> const router = express.Router();</text:span></text:p>
                        </text:list-item>
                        <text:list-item>
                          <text:p text:style-name="P10">router.get(‘/’, (req, res) =&gt; {</text:p>
                          <text:p text:style-name="P10">return res.send(‘ESTA ES LA RUTA /movies’);</text:p>
                          <text:p text:style-name="P10">});</text:p>
                          <text:p text:style-name="P14"><text:span text:style-name="T8">[</text:span><text:span text:style-name="T6">T</text:span>ransportamos<text:span text:style-name="T2"> require, router, </text:span><text:span text:style-name="T10">y</text:span><text:span text:style-name="T2"> .get</text:span><text:span text:style-name="T8">]</text:span></text:p>
                        </text:list-item>
                        <text:list-item>
                          <text:p text:style-name="P14">Exportamos el router<text:span text:style-name="T2"> </text:span><text:span text:style-name="T5">=&gt; </text:span><text:span text:style-name="T2">module.exports </text:span><text:span text:style-name="T4">= router </text:span><text:span text:style-name="T11">(siempre al final </text:span><text:span text:style-name="T12">y una sola vez. Para exportar varios, lo hacemos en forma de objecto</text:span><text:span text:style-name="T11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Añadirle la ruta a nuestro servidor <text:span text:style-name="T10">=&gt;</text:span> Borramos la ruta y el router del index. Donde antes le pasaba el router, ya no lo tengo =&gt; tengo que importarlo. Lo cambiamos por <text:span text:style-name="T2">movies.routes</text:span></text:p>
          <text:p text:style-name="P15"><text:span text:style-name="T2">[</text:span>Creamos <text:span text:style-name="T2">const moviesRoutes = require(‘./src/api/movies/movies.routes’);] </text:span><text:span text:style-name="T7">(podemos ponerle el nombre que queramos, en este caso, moviesRoutes).</text:span></text:p>
          <text:p text:style-name="P15"/>
        </text:list-item>
      </text:list>
      <text:p text:style-name="P11"/>
      <text:list xml:id="list174505216717856" text:continue-numbering="true" text:style-name="L1">
        <text:list-item>
          <text:list>
            <text:list-header>
              <text:p text:style-name="P9"/>
              <text:p text:style-name="P6"/>
            </text:list-header>
          </text:list>
        </text:list-item>
      </text:list>
      <text:p text:style-name="P2"><text:tab/></text:p>
      <text:list xml:id="list3799509821" text:style-name="L2">
        <text:list-header>
          <text:p text:style-name="P8"/>
        </text:list-header>
      </text:list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Serif Pro" svg:font-family="'Source Serif Pro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7:45:04.596000000</dc:date>
    <meta:editing-duration>PT1H33M59S</meta:editing-duration>
    <meta:editing-cycles>12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37" meta:word-count="264" meta:character-count="1676" meta:non-whitespace-character-count="1471"/>
  </office:meta>
</office:document-meta>
</file>